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3.05cm" fo:min-width="10.9cm"/>
    </style:style>
    <style:style style:name="gr2" style:family="graphic" style:parent-style-name="standard">
      <style:graphic-properties svg:stroke-width="0.1cm" svg:stroke-color="#696969" draw:marker-start-width="0.35cm" draw:marker-end-width="0.35cm" draw:fill="solid" draw:fill-color="#dcdcdc" draw:textarea-horizontal-align="justify" draw:textarea-vertical-align="middle" draw:auto-grow-height="false" fo:min-height="1.005cm" fo:min-width="2.52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cm" svg:stroke-color="#696969" draw:marker-start-width="0.35cm" draw:marker-end-width="0.35cm" draw:fill="solid" draw:fill-color="#dcdcdc" draw:textarea-horizontal-align="justify" draw:textarea-vertical-align="middle" draw:auto-grow-height="false" fo:min-height="0.905cm" fo:min-width="2.42cm" fo:padding-top="0.175cm" fo:padding-bottom="0.175cm" fo:padding-left="0.3cm" fo:padding-right="0.3cm"/>
      <style:paragraph-properties style:writing-mode="lr-tb"/>
    </style:style>
    <style:style style:name="gr4" style:family="graphic" style:parent-style-name="objectwithoutfill">
      <style:graphic-properties svg:stroke-width="0.1cm" svg:stroke-color="#696969" draw:marker-start-width="0.35cm" draw:marker-end-width="0.35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dcdcdc"/>
      <style:paragraph-properties fo:text-align="center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cm" svg:height="13.3cm" svg:x="4.7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9cm" svg:height="1.621cm" svg:x="5.2cm" svg:y="3cm">
          <text:p text:style-name="P2">liam</text:p>
          <draw:enhanced-geometry svg:viewBox="0 0 21600 21600" draw:glue-points="10800 0 0 10800 10800 21600 21600 10800" draw:text-areas="?f3 ?f3 ?f4 ?f4" draw:type="hexagon" draw:modifiers="1729.9673299673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3.9cm" svg:height="1.621cm" svg:x="5.201cm" svg:y="5.2cm">
          <text:p text:style-name="P2">charlotte</text:p>
          <draw:enhanced-geometry svg:viewBox="0 0 21600 21600" draw:glue-points="10800 0 0 10800 10800 21600 21600 10800" draw:text-areas="?f3 ?f3 ?f4 ?f4" draw:type="hexagon" draw:modifiers="1729.9673299673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3.9cm" svg:height="1.621cm" svg:x="5.201cm" svg:y="7.4cm">
          <text:p text:style-name="P2">ellie</text:p>
          <draw:enhanced-geometry svg:viewBox="0 0 21600 21600" draw:glue-points="10800 0 0 10800 10800 21600 21600 10800" draw:text-areas="?f3 ?f3 ?f4 ?f4" draw:type="hexagon" draw:modifiers="1729.9673299673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3.9cm" svg:height="1.621cm" svg:x="5.201cm" svg:y="9.5cm">
          <text:p text:style-name="P2">moses</text:p>
          <draw:enhanced-geometry svg:viewBox="0 0 21600 21600" draw:glue-points="10800 0 0 10800 10800 21600 21600 10800" draw:text-areas="?f3 ?f3 ?f4 ?f4" draw:type="hexagon" draw:modifiers="1729.9673299673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3.9cm" svg:height="1.621cm" svg:x="5.201cm" svg:y="11.6cm">
          <text:p text:style-name="P2">nuala</text:p>
          <draw:enhanced-geometry svg:viewBox="0 0 21600 21600" draw:glue-points="10800 0 0 10800 10800 21600 21600 10800" draw:text-areas="?f3 ?f3 ?f4 ?f4" draw:type="hexagon" draw:modifiers="1729.9673299673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3.9cm" svg:height="1.621cm" svg:x="5.201cm" svg:y="13.7cm">
          <text:p text:style-name="P2">maya</text:p>
          <draw:enhanced-geometry svg:viewBox="0 0 21600 21600" draw:glue-points="10800 0 0 10800 10800 21600 21600 10800" draw:text-areas="?f3 ?f3 ?f4 ?f4" draw:type="hexagon" draw:modifiers="1729.9673299673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3.9cm" svg:height="1.621cm" svg:x="11.701cm" svg:y="7.4cm">
          <text:p text:style-name="P2">manager</text:p>
          <draw:enhanced-geometry svg:viewBox="0 0 21600 21600" draw:glue-points="10800 0 0 10800 10800 21600 21600 10800" draw:text-areas="?f3 ?f3 ?f4 ?f4" draw:type="hexagon" draw:modifiers="1729.9673299673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3.9cm" svg:height="1.621cm" svg:x="11.701cm" svg:y="11.6cm">
          <text:p text:style-name="P2">sales</text:p>
          <draw:enhanced-geometry svg:viewBox="0 0 21600 21600" draw:glue-points="10800 0 0 10800 10800 21600 21600 10800" draw:text-areas="?f3 ?f3 ?f4 ?f4" draw:type="hexagon" draw:modifiers="1729.9673299673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4" draw:text-style-name="P4" draw:layer="layout" svg:x1="9cm" svg:y1="4.2cm" svg:x2="11.9cm" svg:y2="7.8cm">
          <text:p/>
        </draw:line>
        <draw:line draw:style-name="gr4" draw:text-style-name="P4" draw:layer="layout" svg:x1="9.101cm" svg:y1="5.95cm" svg:x2="11.8cm" svg:y2="8cm">
          <text:p/>
        </draw:line>
        <draw:line draw:style-name="gr4" draw:text-style-name="P4" draw:layer="layout" svg:x1="9.1cm" svg:y1="12.4cm" svg:x2="11.9cm" svg:y2="8.6cm">
          <text:p/>
        </draw:line>
        <draw:line draw:style-name="gr4" draw:text-style-name="P4" draw:layer="layout" svg:x1="9.1cm" svg:y1="8.2cm" svg:x2="11.7cm" svg:y2="8.2cm">
          <text:p/>
        </draw:line>
        <draw:line draw:style-name="gr4" draw:text-style-name="P4" draw:layer="layout" svg:x1="9.1cm" svg:y1="10.3cm" svg:x2="11.8cm" svg:y2="12.2cm">
          <text:p/>
        </draw:line>
        <draw:line draw:style-name="gr4" draw:text-style-name="P4" draw:layer="layout" svg:x1="9cm" svg:y1="8.6cm" svg:x2="11.9cm" svg:y2="12cm">
          <text:p/>
        </draw:line>
        <draw:line draw:style-name="gr4" draw:text-style-name="P4" draw:layer="layout" svg:x1="9.1cm" svg:y1="14.5cm" svg:x2="11.8cm" svg:y2="12.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2:29:59.990474543</meta:creation-date>
    <dc:date>2020-09-29T12:43:22.698699075</dc:date>
    <meta:editing-duration>PT2M26S</meta:editing-duration>
    <meta:editing-cycles>1</meta:editing-cycles>
    <meta:document-statistic meta:object-count="16"/>
    <meta:generator>LibreOffice/6.4.5.2$Linux_X86_64 LibreOffice_project/40$Build-2</meta:generator>
  </office:meta>
</office:document-meta>
</file>